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91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mage_id</text:p>
          </table:table-cell>
          <table:table-cell table:style-name="ce1" office:value-type="string" calcext:value-type="string">
            <text:p>image_file_nam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ngko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lanc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blanc1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budweis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arltonmi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oron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henike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kingfish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kiri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lowenbrau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monteithsblack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eroni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stell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te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tig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toohe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VB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weihenstephann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it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redhill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ooper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devildaugh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younghenr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tok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greatnorther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21:37:45.6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8-24T21:38:57.781000000</dc:date>
    <meta:editing-duration>PT21M11S</meta:editing-duration>
    <meta:editing-cycles>6</meta:editing-cycles>
    <meta:document-statistic meta:table-count="1" meta:cell-count="79" meta:object-count="0"/>
  </office:meta>
</office:document-meta>
</file>